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aceInterceptorTests.testSunnyDayPathLog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TraceInterceptorTests.testExceptionPathStillLog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